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0000" draw:textarea-vertical-align="middle" draw:auto-grow-height="false" fo:min-height="0.767cm" fo:min-width="0.263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2.294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11.795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143cm" svg:x="1cm" svg:y="3.54cm">
          <text:p text:style-name="P2"><text:span text:style-name="T1">Request Receiv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43cm" svg:x="6.08cm" svg:y="3.54cm">
          <text:p text:style-name="P2"><text:span text:style-name="T1">Enqu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1cm" svg:height="1.143cm" svg:x="13.7cm" svg:y="3.54cm">
          <text:p text:style-name="P2"><text:span text:style-name="T1">Dequ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4.175cm" svg:x2="6.08cm" svg:y2="4.175cm">
          <text:p/>
        </draw:line>
        <draw:line draw:style-name="gr3" draw:text-style-name="P3" draw:layer="layout" svg:x1="9.89cm" svg:y1="4.175cm" svg:x2="11.16cm" svg:y2="4.175cm">
          <text:p/>
        </draw:line>
        <draw:line draw:style-name="gr3" draw:text-style-name="P3" draw:layer="layout" svg:x1="12.43cm" svg:y1="4.175cm" svg:x2="13.7cm" svg:y2="4.175cm">
          <text:p/>
        </draw:line>
        <draw:custom-shape draw:style-name="gr1" draw:text-style-name="P1" draw:layer="layout" svg:width="1.524cm" svg:height="1.524cm" svg:x="11.0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81cm" svg:height="1.143cm" svg:x="13.827cm" svg:y="6.207cm">
          <text:p text:style-name="P2"><text:span text:style-name="T1">Start sending to MC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51cm" svg:y1="4.111cm" svg:x2="17.637cm" svg:y2="6.778cm" draw:start-shape="id1" draw:start-glue-point="1" draw:end-shape="id2" draw:end-glue-point="1" svg:d="M17510 4111h628v2667h-501" svg:viewBox="0 0 629 2668">
          <text:p/>
        </draw:connector>
        <draw:custom-shape draw:style-name="gr4" draw:text-style-name="P4" draw:layer="layout" svg:width="0.762cm" svg:height="1.016cm" svg:x="11.414cm" svg:y="3.79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.524cm" svg:height="1.524cm" svg:x="11.199cm" svg:y="5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1.016cm" svg:x="11.541cm" svg:y="6.334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2.794cm" svg:height="1.143cm" svg:x="3.667cm" svg:y="6.207cm">
          <text:p text:style-name="P2"><text:span text:style-name="T1">Start rea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524cm" svg:height="1.524cm" svg:x="1.25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1.016cm" svg:x="1.635cm" svg:y="6.46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xml:id="id4" draw:id="id4" draw:layer="layout" svg:width="2.921cm" svg:height="1.143cm" svg:x="2.651cm" svg:y="8.62cm">
          <text:p text:style-name="P2"><text:span text:style-name="T1">Read comp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43cm" svg:x="6.842cm" svg:y="8.62cm">
          <text:p text:style-name="P2"><text:span text:style-name="T1">Start sending 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143cm" svg:x="14.462cm" svg:y="8.62cm">
          <text:p text:style-name="P2"><text:span text:style-name="T1">Log reques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572cm" svg:y1="9.255cm" svg:x2="6.842cm" svg:y2="9.255cm">
          <text:p/>
        </draw:line>
        <draw:line draw:style-name="gr3" draw:text-style-name="P3" draw:layer="layout" svg:x1="10.652cm" svg:y1="9.255cm" svg:x2="11.922cm" svg:y2="9.255cm">
          <text:p/>
        </draw:line>
        <draw:line draw:style-name="gr3" draw:text-style-name="P3" draw:layer="layout" svg:x1="13.319cm" svg:y1="9.255cm" svg:x2="14.462cm" svg:y2="9.255cm">
          <text:p/>
        </draw:line>
        <draw:custom-shape draw:style-name="gr4" draw:text-style-name="P4" draw:layer="layout" svg:width="0.762cm" svg:height="1.016cm" svg:x="12.176cm" svg:y="8.87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3" draw:layer="layout" svg:x1="13.827cm" svg:y1="6.715cm" svg:x2="12.684cm" svg:y2="6.715cm">
          <text:p/>
        </draw:line>
        <draw:line draw:style-name="gr3" draw:text-style-name="P3" draw:layer="layout" svg:x1="11.16cm" svg:y1="6.715cm" svg:x2="10.398cm" svg:y2="6.715cm">
          <text:p/>
        </draw:line>
        <draw:line draw:style-name="gr3" draw:text-style-name="P3" draw:layer="layout" svg:x1="7.604cm" svg:y1="6.715cm" svg:x2="6.461cm" svg:y2="6.715cm">
          <text:p/>
        </draw:line>
        <draw:line draw:style-name="gr3" draw:text-style-name="P3" draw:layer="layout" svg:x1="3.667cm" svg:y1="6.842cm" svg:x2="2.778cm" svg:y2="6.842cm">
          <text:p/>
        </draw:line>
        <draw:connector draw:style-name="gr3" draw:text-style-name="P3" draw:layer="layout" svg:x1="2.016cm" svg:y1="7.604cm" svg:x2="2.651cm" svg:y2="9.191cm" draw:start-shape="id3" draw:start-glue-point="8" draw:end-shape="id4" draw:end-glue-point="3" svg:d="M2016 7604v1587h635" svg:viewBox="0 0 636 1588">
          <text:p/>
        </draw:connector>
        <draw:frame draw:style-name="gr7" draw:text-style-name="P5" draw:layer="layout" svg:width="3.048cm" svg:height="1.039cm" svg:x="10.525cm" svg:y="2.778cm">
          <draw:text-box>
            <text:p><text:span text:style-name="T2">Wait in queue</text:span></text:p>
          </draw:text-box>
        </draw:frame>
        <draw:custom-shape draw:style-name="gr8" draw:text-style-name="P1" draw:layer="layout" svg:width="3.175cm" svg:height="1.143cm" svg:x="7.223cm" svg:y="6.207cm">
          <text:p text:style-name="P2"><text:span text:style-name="T1">Send Complet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48cm" svg:height="1.039cm" svg:x="10.525cm" svg:y="5.233cm">
          <draw:text-box>
            <text:p><text:span text:style-name="T2">Sending to MC</text:span></text:p>
          </draw:text-box>
        </draw:frame>
        <draw:frame draw:style-name="gr7" draw:text-style-name="P5" draw:layer="layout" svg:width="3.302cm" svg:height="1.039cm" svg:x="11.033cm" svg:y="7.858cm">
          <draw:text-box>
            <text:p><text:span text:style-name="T2">Sending to Client</text:span></text:p>
          </draw:text-box>
        </draw:frame>
        <draw:frame draw:style-name="gr7" draw:text-style-name="P5" draw:layer="layout" svg:width="3.048cm" svg:height="1.039cm" svg:x="1.254cm" svg:y="5.445cm">
          <draw:text-box>
            <text:p><text:span text:style-name="T2">rea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2cm" fo:margin-bottom="9.845cm" fo:margin-left="1cm" fo:margin-right="10.91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2:05:02.848523869</meta:creation-date>
    <dc:date>2017-12-11T23:16:59.575127464</dc:date>
    <meta:editing-duration>PT18M46S</meta:editing-duration>
    <meta:editing-cycles>9</meta:editing-cycles>
    <meta:generator>LibreOffice/5.4.3.2$Linux_X86_64 LibreOffice_project/40m0$Build-2</meta:generator>
    <meta:document-statistic meta:object-count="33"/>
  </office:meta>
</office:document-meta>
</file>